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imes New         Roman" svg:font-family="'Times New         Roman', serif"/>
    <style:font-face style:name="Cantarell" svg:font-family="Cantarel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>
      <style:text-properties fo:language="en" fo:country="GB"/>
    </style:style>
    <style:style style:name="T1" style:family="text">
      <style:text-properties fo:font-variant="normal" fo:text-transform="none" fo:color="#000000" fo:letter-spacing="normal" fo:language="en" fo:country="GB" fo:font-style="normal" fo:font-weight="normal"/>
    </style:style>
    <style:style style:name="T2" style:family="text">
      <style:text-properties fo:font-variant="normal" fo:text-transform="none" fo:color="#000000" fo:letter-spacing="normal" fo:language="en" fo:country="GB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language="en" fo:country="GB" fo:font-style="normal" fo:font-weight="normal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style="normal" fo:font-weight="normal"/>
    </style:style>
    <style:style style:name="T6" style:family="text">
      <style:text-properties fo:language="en" fo:country="GB" fo:font-weight="bold" style:font-weight-asian="bold" style:font-weight-complex="bold"/>
    </style:style>
    <style:style style:name="T7" style:family="text">
      <style:text-properties style:font-name="Arial" fo:font-size="9pt" fo:language="en" fo:country="GB" fo:font-style="normal" fo:font-weight="normal"/>
    </style:style>
    <style:style style:name="T8" style:family="text">
      <style:text-properties style:font-name="Times New         Roman" fo:font-size="9pt" fo:language="en" fo:country="GB"/>
    </style:style>
    <style:style style:name="T9" style:family="text">
      <style:text-properties fo:font-size="9pt" fo:language="en" fo:country="GB"/>
    </style:style>
    <style:style style:name="T10" style:family="text">
      <style:text-properties fo:color="#1c1c1c" fo:font-size="9pt" fo:language="en" fo:country="G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464646" fo:font-size="9pt" fo:language="en" fo:country="GB"/>
    </style:style>
    <style:style style:name="T13" style:family="text">
      <style:text-properties fo:color="#282828" style:font-name="Arial" fo:font-size="9pt" fo:language="en" fo:country="GB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6">38.3.</text:span><text:span text:style-name="T4"> regular review, preferably with the assistance of independent external advisers, of the information processes, operational software systems, and accounting and financial reporting systems involved in the operation of the fund;</text:span></text:p>
      <text:p><text:span text:style-name="T11">38.4.</text:span> the monitoring and resolution of actual, potential or perceived conflicts of interest amongst<text:line-break/>those involved in the operation of the fund;</text:p>
      <text:p text:style-name="Text_20_body"><text:span text:style-name="T6">38.5.</text:span><text:span text:style-name="T4"> the protection of confidential information of the fund;</text:span></text:p>
      <text:p text:style-name="Text_20_body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Times New         Roman" svg:font-family="'Times New         Roman', serif"/>
    <style:font-face style:name="Cantarell" svg:font-family="Cantarel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Fourie</meta:initial-creator>
    <meta:creation-date>2012-07-18T09:00:07</meta:creation-date>
    <dc:date>2012-07-18T09:40:35</dc:date>
    <dc:creator>Steven Fourie</dc:creator>
    <meta:editing-duration>P0D</meta:editing-duration>
    <meta:editing-cycles>1</meta:editing-cycles>
    <meta:generator>LibreOffice/3.5$Linux_X86_64 LibreOffice_project/350m1$Build-3</meta:generator>
    <meta:document-statistic meta:table-count="0" meta:image-count="0" meta:object-count="0" meta:page-count="1" meta:paragraph-count="3" meta:word-count="62" meta:character-count="437" meta:non-whitespace-character-count="378"/>
  </office:meta>
</office:document-meta>
</file>